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518" officeooo:paragraph-rsid="00126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elete from server git push origin –delete V_3.3.1</text:p>
      <text:p text:style-name="P1"/>
      <text:p text:style-name="P1">To delete from local</text:p>
      <text:p text:style-name="P1">git branch -D V_3.3.0</text:p>
      <text:p text:style-name="P1"/>
      <text:p text:style-name="P1">to switch branch</text:p>
      <text:p text:style-name="P1"/>
      <text:p text:style-name="P1">git checkout devel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9-07T10:48:20.915927414</meta:creation-date>
    <dc:date>2015-09-07T10:49:53.638236711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5" meta:word-count="23" meta:character-count="130" meta:non-whitespace-character-count="112"/>
    <meta:generator>LibreOffice/4.2.8.2$Linux_X86_64 LibreOffice_project/420m0$Build-2</meta:generator>
  </office:meta>
</office:document-meta>
</file>